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5" style:family="paragraph" style:parent-style-name="Standard" style:list-style-name="WWNum1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11" style:family="paragraph" style:parent-style-name="Heading_20_2">
      <style:paragraph-properties fo:margin-top="0.3335in" fo:margin-bottom="0.0835in" loext:contextual-spacing="false" fo:line-height="114%" fo:padding="0in" fo:border="none"/>
    </style:style>
    <style:style style:name="P12" style:family="paragraph" style:parent-style-name="Heading_20_1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T1" style:family="text">
      <style:text-properties fo:color="#1f1f1f" style:font-name="Google Sans" style:font-name-asian="Google Sans1" style:font-name-complex="Google Sans1"/>
    </style:style>
    <style:style style:name="T2" style:family="text">
      <style:text-properties fo:color="#1f1f1f" style:font-name="Google Sans" fo:font-weight="bold" style:font-name-asian="Google Sans1" style:font-weight-asian="bold" style:font-name-complex="Google Sans1" style:font-weight-complex="bold"/>
    </style:style>
    <style:style style:name="T3" style:family="text">
      <style:text-properties fo:color="#1f1f1f" style:font-name="Google Sans" fo:font-style="italic" style:font-name-asian="Google Sans1" style:font-style-asian="italic" style:font-name-complex="Google Sans1" style:font-style-complex="italic"/>
    </style:style>
    <style:style style:name="T4" style:family="text">
      <style:text-properties fo:color="#0b57d0" style:font-name="Google Sans" style:text-underline-style="solid" style:text-underline-width="auto" style:text-underline-color="font-color" style:font-name-asian="Google Sans1" style:font-name-complex="Google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Bill of Materials (BOM) - Projet TRACE</text:span></text:p>
      <text:p text:style-name="P1"><text:span text:style-name="T2">Date de mise à jour :</text:span><text:span text:style-name="T1"> Avril 2026</text:span></text:p>
      <text:p text:style-name="P1"><text:span text:style-name="T2">Application :</text:span><text:span text:style-name="T1"> TRACE (Traçabilité, Réemploi et Affectation Circulaire des Équipements)</text:span></text:p>
      <text:p text:style-name="P1"><text:span text:style-name="T2">Objectif :</text:span><text:span text:style-name="T1"> Inventaire des dépendances logicielles pour le suivi des vulnérabilités (CVE) et la maintenance de sécurité.</text:span></text:p>
      <text:p text:style-name="P10"><text:span text:style-name="T1">1. ENVIRONNEMENT SYSTÈME (OS)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<text:span text:style-name="T2">Composant</text:span></text:p>
          </table:table-cell>
          <table:table-cell table:style-name="Table1.A1" office:value-type="string">
            <text:p text:style-name="P2"><text:span text:style-name="T2">Version Cible</text:span></text:p>
          </table:table-cell>
          <table:table-cell table:style-name="Table1.A1" office:value-type="string">
            <text:p text:style-name="P2"><text:span text:style-name="T2">Méthode d'installation</text:span></text:p>
          </table:table-cell>
          <table:table-cell table:style-name="Table1.A1" office:value-type="string">
            <text:p text:style-name="P2"><text:span text:style-name="T2">Rôle</text:span></text:p>
          </table:table-cell>
          <table:table-cell table:style-name="Table1.A1" office:value-type="string">
            <text:p text:style-name="P2"><text:span text:style-name="T2">Stratégie de mise à jou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Debian Linux</text:span></text:p>
          </table:table-cell>
          <table:table-cell table:style-name="Table1.A1" office:value-type="string">
            <text:p text:style-name="P3"><text:span text:style-name="T1">13 (Trixie)</text:span></text:p>
          </table:table-cell>
          <table:table-cell table:style-name="Table1.A1" office:value-type="string">
            <text:p text:style-name="P3"><text:span text:style-name="T1">Image système / ISO</text:span></text:p>
          </table:table-cell>
          <table:table-cell table:style-name="Table1.A1" office:value-type="string">
            <text:p text:style-name="P3"><text:span text:style-name="T1">Système d'exploitation hôte</text:span></text:p>
          </table:table-cell>
          <table:table-cell table:style-name="Table1.A1" office:value-type="string">
            <text:p text:style-name="P3"><text:span text:style-name="T1">Mises à jour de sécurité via apt-get update &amp;&amp; apt-get upgrade régulières.</text:span></text:p>
          </table:table-cell>
        </table:table-row>
      </table:table>
      <text:p text:style-name="P11"><text:span text:style-name="T1">2. INFRASTRUCTURE &amp; BACKEND</text:span></text:p>
      <text:p text:style-name="P1"><text:span text:style-name="T1">Les paquets de cette section (à l'exception de PostgREST) sont gérés par le gestionnaire de paquets de la distribution (apt).</text:span>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<text:span text:style-name="T2">Composant</text:span></text:p>
          </table:table-cell>
          <table:table-cell table:style-name="Table2.A1" office:value-type="string">
            <text:p text:style-name="P2"><text:span text:style-name="T2">Version / Source</text:span></text:p>
          </table:table-cell>
          <table:table-cell table:style-name="Table2.A1" office:value-type="string">
            <text:p text:style-name="P2"><text:span text:style-name="T2">Méthode d'installation</text:span></text:p>
          </table:table-cell>
          <table:table-cell table:style-name="Table2.A1" office:value-type="string">
            <text:p text:style-name="P2"><text:span text:style-name="T2">Rôle</text:span></text:p>
          </table:table-cell>
          <table:table-cell table:style-name="Table2.A1" office:value-type="string">
            <text:p text:style-name="P2"><text:span text:style-name="T2">Suivi de sécurité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Nginx</text:span></text:p>
          </table:table-cell>
          <table:table-cell table:style-name="Table2.A1" office:value-type="string">
            <text:p text:style-name="P3"><text:span text:style-name="T1">Issue des dépôts Debian 13</text:span></text:p>
          </table:table-cell>
          <table:table-cell table:style-name="Table2.A1" office:value-type="string">
            <text:p text:style-name="P3"><text:span text:style-name="T1">apt-get install nginx</text:span></text:p>
          </table:table-cell>
          <table:table-cell table:style-name="Table2.A1" office:value-type="string">
            <text:p text:style-name="P3"><text:span text:style-name="T1">Serveur Web (fichiers statiques) et Reverse Proxy (TLS, routage API)</text:span></text:p>
          </table:table-cell>
          <table:table-cell table:style-name="Table2.A1" office:value-type="string">
            <text:p text:style-name="P3"><text:span text:style-name="T1">Gestion automatique via apt. Surveiller les CVE Nginx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ostgreSQL</text:span></text:p>
          </table:table-cell>
          <table:table-cell table:style-name="Table2.A1" office:value-type="string">
            <text:p text:style-name="P3"><text:span text:style-name="T1">Issue des dépôts Debian 13</text:span></text:p>
          </table:table-cell>
          <table:table-cell table:style-name="Table2.A1" office:value-type="string">
            <text:p text:style-name="P3"><text:span text:style-name="T1">apt-get install postgresql postgresql-contrib</text:span></text:p>
          </table:table-cell>
          <table:table-cell table:style-name="Table2.A1" office:value-type="string">
            <text:p text:style-name="P3"><text:span text:style-name="T1">Base de données relationnelle. Gère aussi l'authentification (extension pgcrypto et requêtes PL/pgSQL).</text:span></text:p>
          </table:table-cell>
          <table:table-cell table:style-name="Table2.A1" office:value-type="string">
            <text:p text:style-name="P3"><text:span text:style-name="T1">Gestion automatique via apt. Surveiller les failles PostgreSQL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OpenSSL</text:span></text:p>
          </table:table-cell>
          <table:table-cell table:style-name="Table2.A1" office:value-type="string">
            <text:p text:style-name="P3"><text:span text:style-name="T1">Issue des dépôts Debian 13</text:span></text:p>
          </table:table-cell>
          <table:table-cell table:style-name="Table2.A1" office:value-type="string">
            <text:p text:style-name="P3"><text:span text:style-name="T1">apt-get install openssl</text:span></text:p>
          </table:table-cell>
          <table:table-cell table:style-name="Table2.A1" office:value-type="string">
            <text:p text:style-name="P3"><text:span text:style-name="T1">Génération des certificats TLS/SSL locaux.</text:span></text:p>
          </table:table-cell>
          <table:table-cell table:style-name="Table2.A1" office:value-type="string">
            <text:p text:style-name="P3"><text:span text:style-name="T1">Gestion automatique via apt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ostgREST</text:span></text:p>
          </table:table-cell>
          <table:table-cell table:style-name="Table2.A1" office:value-type="string">
            <text:p text:style-name="P3"><text:span text:style-name="T1">Binaire pré-compilé (Static)</text:span></text:p>
          </table:table-cell>
          <table:table-cell table:style-name="Table2.A1" office:value-type="string">
            <text:p text:style-name="P3"><text:span text:style-name="T1">Copie manuelle (/usr/local/bin/postgrest) par le script instrace.sh</text:span></text:p>
          </table:table-cell>
          <table:table-cell table:style-name="Table2.A1" office:value-type="string">
            <text:p text:style-name="P3"><text:span text:style-name="T1">Middleware API. Transforme le schéma PostgreSQL en API RESTful. Gère la validation JWT.</text:span></text:p>
          </table:table-cell>
          <table:table-cell table:style-name="Table2.A1" office:value-type="string">
            <text:p text:style-name="P3"><text:span text:style-name="T2">Action requise :</text:span><text:span text:style-name="T1"> Ce composant n'est pas géré par apt. Il faut surveiller manuellement les releases sur le </text:span><text:a xlink:type="simple" xlink:href="https://github.com/PostgREST/postgrest/releases" text:style-name="ListLabel_20_19" text:visited-style-name="ListLabel_20_19"><text:span text:style-name="T4">dépôt GitHub officiel de PostgREST</text:span></text:a><text:span text:style-name="T1"> et remplacer le binaire lors des mises à jour de sécurité.</text:span></text:p>
          </table:table-cell>
        </table:table-row>
      </table:table>
      <text:p text:style-name="P11"><text:span text:style-name="T1">3. FRONTEND &amp; LIBRAIRIES CLIENTES</text:span></text:p>
      <text:p text:style-name="P1"><text:span text:style-name="T1">L'application frontale ne possède pas de processus de build complexe (type Node.js/NPM) et repose sur des dépendances statiques.</text:span></text:p>
      <table:table table:name="Table3" table:style-name="Table3">
        <table:table-column table:style-name="Table3.A" table:number-columns-repeated="5"/>
        <text:soft-page-break/>
        <table:table-row table:style-name="Table3.1">
          <table:table-cell table:style-name="Table3.A1" office:value-type="string">
            <text:p text:style-name="P2"><text:span text:style-name="T2">Composant</text:span></text:p>
          </table:table-cell>
          <table:table-cell table:style-name="Table3.A1" office:value-type="string">
            <text:p text:style-name="P2"><text:span text:style-name="T2">Version</text:span></text:p>
          </table:table-cell>
          <table:table-cell table:style-name="Table3.A1" office:value-type="string">
            <text:p text:style-name="P2"><text:span text:style-name="T2">Mode d'intégration</text:span></text:p>
          </table:table-cell>
          <table:table-cell table:style-name="Table3.A1" office:value-type="string">
            <text:p text:style-name="P2"><text:span text:style-name="T2">Rôle</text:span></text:p>
          </table:table-cell>
          <table:table-cell table:style-name="Table3.A1" office:value-type="string">
            <text:p text:style-name="P2"><text:span text:style-name="T2">Suivi de sécurité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Vanilla JS &amp; HTML5</text:span></text:p>
          </table:table-cell>
          <table:table-cell table:style-name="Table3.A1" office:value-type="string">
            <text:p text:style-name="P3"><text:span text:style-name="T1">N/A</text:span></text:p>
          </table:table-cell>
          <table:table-cell table:style-name="Table3.A1" office:value-type="string">
            <text:p text:style-name="P3"><text:span text:style-name="T1">Code source natif (app.js)</text:span></text:p>
          </table:table-cell>
          <table:table-cell table:style-name="Table3.A1" office:value-type="string">
            <text:p text:style-name="P3"><text:span text:style-name="T1">Logique métier de l'application.</text:span></text:p>
          </table:table-cell>
          <table:table-cell table:style-name="Table3.A1" office:value-type="string">
            <text:p text:style-name="P3"><text:span text:style-name="T1">Revue de code interne (SAST). Attention aux injections XSS (utiliser DOMPurify ou textContent)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DSFR</text:span><text:span text:style-name="T1"> (Système de Design de l'État)</text:span></text:p>
          </table:table-cell>
          <table:table-cell table:style-name="Table3.A1" office:value-type="string">
            <text:p text:style-name="P3"><text:span text:style-name="T1">v1.14.3</text:span></text:p>
          </table:table-cell>
          <table:table-cell table:style-name="Table3.A1" office:value-type="string">
            <text:p text:style-name="P3"><text:span text:style-name="T1">Fichiers locaux (/dsfr-v1.14.3/)</text:span></text:p>
          </table:table-cell>
          <table:table-cell table:style-name="Table3.A1" office:value-type="string">
            <text:p text:style-name="P3"><text:span text:style-name="T1">Charte graphique, composants UI (CSS/JS) et accessibilité (RGAA).</text:span></text:p>
          </table:table-cell>
          <table:table-cell table:style-name="Table3.A1" office:value-type="string">
            <text:p text:style-name="P3"><text:span text:style-name="T1">Surveiller les mises à jour sur le </text:span><text:a xlink:type="simple" xlink:href="https://github.com/GouvernementFR/dsfr" text:style-name="ListLabel_20_19" text:visited-style-name="ListLabel_20_19"><text:span text:style-name="T4">dépôt GitHub du Gouvernement (GouvernementFR/dsfr)</text:span></text:a><text:span text:style-name="T1">. Mettre à jour le dossier /dist/ manuellement si des correctifs critiques sont publiés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qrcode.min.js</text:span></text:p>
          </table:table-cell>
          <table:table-cell table:style-name="Table3.A1" office:value-type="string">
            <text:p text:style-name="P3"><text:span text:style-name="T3">Non spécifiée</text:span><text:span text:style-name="T1"> (fichier local)</text:span></text:p>
          </table:table-cell>
          <table:table-cell table:style-name="Table3.A1" office:value-type="string">
            <text:p text:style-name="P3"><text:span text:style-name="T1">Fichier local (qrcode.min.js)</text:span></text:p>
          </table:table-cell>
          <table:table-cell table:style-name="Table3.A1" office:value-type="string">
            <text:p text:style-name="P3"><text:span text:style-name="T1">Génération des QR Codes en base64 côté client.</text:span></text:p>
          </table:table-cell>
          <table:table-cell table:style-name="Table3.A1" office:value-type="string">
            <text:p text:style-name="P3"><text:span text:style-name="T1">Librairie statique. Risque de sécurité très faible car exécutée uniquement en local côté navigateur sans appel externe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jsPDF</text:span></text:p>
          </table:table-cell>
          <table:table-cell table:style-name="Table3.A1" office:value-type="string">
            <text:p text:style-name="P3"><text:span text:style-name="T1">2.5.1</text:span></text:p>
          </table:table-cell>
          <table:table-cell table:style-name="Table3.A1" office:value-type="string">
            <text:p text:style-name="P3"><text:span text:style-name="T1">CDN (cdnjs.cloudflare.com)</text:span></text:p>
          </table:table-cell>
          <table:table-cell table:style-name="Table3.A1" office:value-type="string">
            <text:p text:style-name="P3"><text:span text:style-name="T1">Génération des planches d'étiquettes A4 au format PDF côté client.</text:span></text:p>
          </table:table-cell>
          <table:table-cell table:style-name="Table3.A1" office:value-type="string">
            <text:p text:style-name="P3"><text:span text:style-name="T1">Le lien CDN pointe vers une version fixe (2.5.1). En cas de faille découverte sur cette version, il faudra mettre à jour l'URL dans la balise &lt;script&gt; de index.html.</text:span></text:p>
          </table:table-cell>
        </table:table-row>
      </table:table>
      <text:p text:style-name="P11"><text:span text:style-name="T1">4. PROCESSUS RECOMMANDÉ POUR LA VEILLE DE SÉCURITÉ</text:span></text:p>
      <text:p text:style-name="P4"><text:span text:style-name="T1">Pour assurer la sécurité du projet TRACE dans le temps, il est recommandé de :</text:span></text:p>
      <text:list xml:id="list1271806846" text:style-name="WWNum1">
        <text:list-item>
          <text:p text:style-name="P5"><text:span text:style-name="T2">Planifier des mises à jour mensuelles de l'OS :</text:span><text:span text:style-name="T1"> Exécuter une tâche planifiée ou une procédure manuelle pour les paquets apt (Nginx, PostgreSQL, OpenSSL).</text:span></text:p>
        </text:list-item>
        <text:list-item>
          <text:p text:style-name="P5"><text:span text:style-name="T2">S'abonner aux alertes de sécurité :</text:span></text:p>
        </text:list-item>
      </text:list>
      <text:list xml:id="list3873518279" text:style-name="WWNum2">
        <text:list-item>
          <text:list>
            <text:list-item>
              <text:p text:style-name="P8"><text:span text:style-name="T1">Mailing list de sécurité Debian.</text:span></text:p>
            </text:list-item>
            <text:list-item>
              <text:p text:style-name="P8"><text:span text:style-name="T1">Releases GitHub de </text:span><text:span text:style-name="T2">PostgREST</text:span><text:span text:style-name="T1">.</text:span></text:p>
            </text:list-item>
            <text:list-item>
              <text:p text:style-name="P8"><text:span text:style-name="T1">Releases GitHub du </text:span><text:span text:style-name="T2">DSFR</text:span><text:span text:style-name="T1">.</text:span></text:p>
            </text:list-item>
          </text:list>
        </text:list-item>
      </text:list>
      <text:list xml:id="list163045489987119" text:continue-list="list1271806846" text:style-name="WWNum1">
        <text:list-item>
          <text:p text:style-name="P7"><text:span text:style-name="T2">Audit du code statique :</text:span><text:span text:style-name="T1"> Surveiller les vulnérabilités liées au code "fait maison", particulièrement le traitement du JWT et l'injection des données dans le DOM (remédiation XS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color="#0b57d0" style:font-name="Google Sans" fo:font-family="'Google Sans'" style:font-family-generic="roman" style:font-pitch="variable" style:text-underline-style="solid" style:text-underline-width="auto" style:text-underline-color="font-color" style:font-name-asian="Google Sans1" style:font-family-asian="'Google Sans'" style:font-family-generic-asian="system" style:font-pitch-asian="variable" style:font-name-complex="Google Sans1" style:font-family-complex="'Google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77" meta:word-count="522" meta:character-count="3468" meta:non-whitespace-character-count="3029"/>
    <meta:generator>LibreOfficeDev/6.0.5.2$Linux_X86_64 LibreOffice_project/</meta:generator>
  </office:meta>
</office:document-meta>
</file>